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807in" fo:margin-right="0in" fo:text-indent="-0.6in" style:auto-text-indent="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color="#0000ff" fo:font-size="10pt" style:font-size-asian="10pt" style:font-size-complex="10pt"/>
    </style:style>
    <style:style style:name="P6" style:family="paragraph" style:parent-style-name="Text_20_body">
      <style:text-properties fo:color="#0000ff" fo:font-size="12pt" style:font-size-asian="12pt" style:font-size-complex="12pt"/>
    </style:style>
    <style:style style:name="P7" style:family="paragraph" style:parent-style-name="Text_20_body">
      <style:text-properties fo:color="#ff0000" fo:font-size="10pt" style:font-size-asian="10pt" style:font-size-complex="10pt"/>
    </style:style>
    <style:style style:name="P8" style:family="paragraph" style:parent-style-name="Text_20_body">
      <style:text-properties fo:color="#800080" fo:font-size="10pt" style:font-size-asian="10pt" style:font-size-complex="10pt"/>
    </style:style>
    <style:style style:name="P9" style:family="paragraph" style:parent-style-name="Heading_20_1">
      <style:paragraph-properties fo:break-before="page"/>
    </style:style>
    <style:style style:name="P10" style:family="paragraph" style:parent-style-name="Heading_20_4">
      <style:paragraph-properties fo:margin-left="0.9807in" fo:margin-right="0in" fo:text-indent="-0.6in" style:auto-text-indent="false"/>
    </style:style>
    <style:style style:name="P11" style:family="paragraph" style:parent-style-name="Text_20_body">
      <style:text-properties fo:color="#ff0000" fo:font-size="10pt" style:font-size-asian="10pt" style:font-size-complex="10pt"/>
    </style:style>
    <style:style style:name="P12" style:family="paragraph" style:parent-style-name="Text_20_body">
      <style:text-properties fo:color="#800080" fo:font-size="10pt" style:font-size-asian="10pt" style:font-size-complex="10pt"/>
    </style:style>
    <style:style style:name="P13" style:family="paragraph" style:parent-style-name="Text_20_body">
      <style:text-properties fo:color="#6b2394" fo:font-size="10pt"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20pt" style:text-underline-style="solid" style:text-underline-width="auto" style:text-underline-color="font-color" style:font-size-asian="20pt" style:language-asian="ja" style:country-asian="JP" style:font-size-complex="20pt"/>
    </style:style>
    <style:style style:name="P16" style:family="paragraph" style:parent-style-name="Text_20_body">
      <style:text-properties fo:font-size="12pt" style:text-underline-style="none" style:font-size-asian="12pt" style:language-asian="ja" style:country-asian="JP" style:font-size-complex="12pt"/>
    </style:style>
    <style:style style:name="T1" style:family="text">
      <style:text-properties fo:font-size="10pt" style:font-size-asian="10pt" style:font-size-complex="10pt"/>
    </style:style>
    <style:style style:name="T2" style:family="text">
      <style:text-properties fo:color="#ff0000"/>
    </style:style>
    <style:style style:name="T3" style:family="text">
      <style:text-properties fo:color="#0000ff" fo:font-size="10pt" style:font-size-asian="10pt" style:font-size-complex="10pt"/>
    </style:style>
    <style:style style:name="T4" style:family="text">
      <style:text-properties fo:color="#800080"/>
    </style:style>
    <style:style style:name="T5" style:family="text">
      <style:text-properties fo:color="#80008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3ToVic2</text:p>
      <text:p text:style-name="Heading">Software Requirement Specification</text:p>
      <text:p text:style-name="Text_20_body"/>
      <text:h text:style-name="P9"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9"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9" text:outline-level="1">System Features</text:h>
      <text:h text:style-name="Heading_20_3" text:outline-level="3">Province Ownership Conversion</text:h>
      <text:h text:style-name="P10" text:outline-level="4">Description and Priority</text:h>
      <text:p text:style-name="P1">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1">This feature is the most important feature of the application.</text:p>
      <text:h text:style-name="P10" text:outline-level="4">Input/Output Examples</text:h>
      <text:p text:style-name="P1">Ownership of EU3 province A gives ownership of Vic2 province X. One-to-one mapping implied.</text:p>
      <text:p text:style-name="P1">Ownership of EU3 provinces A and B give ownership of Vic2 province X. Many-to-one mapping implied.</text:p>
      <text:p text:style-name="P1">Ownership of EU3 province A gives ownership of Vic2 provinces X and Y. One-to-many mapping implied.</text:p>
      <text:h text:style-name="P10" text:outline-level="4">Functional Requirements</text:h>
      <text:p text:style-name="P1">REQ-1: TBD</text:p>
      <text:p text:style-name="Text_20_body"/>
      <text:h text:style-name="P9" text:outline-level="1">Conversion Details</text:h>
      <text:p text:style-name="P3">Global Details</text:p>
      <text:p text:style-name="P5">date – not used</text:p>
      <text:p text:style-name="P7">player – not yet discussed</text:p>
      <text:p text:style-name="P13">Not needed I think.</text:p>
      <text:p text:style-name="P7">global flags – not yet discussed</text:p>
      <text:p text:style-name="P7"><text:tab/>list possible ones here – not yet discussed</text:p>
      <text:p text:style-name="P13">N</text:p>
      <text:p text:style-name="P7">gameplay options – not yet discussed</text:p>
      <text:p text:style-name="P7"><text:tab/>list the possible options here – not yet discussed</text:p>
      <text:p text:style-name="P13">N</text:p>
      <text:p text:style-name="P7">Rebel factions – not yet discussed</text:p>
      <text:p text:style-name="P7"><text:tab/>type – not yet discussed</text:p>
      <text:p text:style-name="P7"><text:tab/>name – not yet discussed</text:p>
      <text:p text:style-name="P7"><text:tab/>heretic – not yet discussed</text:p>
      <text:p text:style-name="P7"><text:tab/>country – not yet discussed</text:p>
      <text:p text:style-name="P7"><text:tab/>independence – not yet discussed</text:p>
      <text:p text:style-name="P7"><text:tab/>culture – not yet discussed</text:p>
      <text:p text:style-name="P7"><text:tab/>religion – not yet discussed</text:p>
      <text:p text:style-name="P7"><text:tab/>government – not yet discussed</text:p>
      <text:p text:style-name="P7"><text:tab/>province – not yet discussed</text:p>
      <text:p text:style-name="P7"><text:tab/>leader – not yet discussed</text:p>
      <text:p text:style-name="P7"><text:tab/>army – not yet discussed</text:p>
      <text:p text:style-name="P13">N</text:p>
      <text:p text:style-name="P7">emperor – not yet discussed</text:p>
      <text:p text:style-name="P7">imperial_influence – not yet discussed</text:p>
      <text:p text:style-name="P7">internal_hre_cb – not yet discussed</text:p>
      <text:p text:style-name="P7">old_emperor – not yet discussed</text:p>
      <text:p text:style-name="P7"><text:tab/>id – not yet discussed</text:p>
      <text:p text:style-name="P7"><text:tab/>country – not yet discussed</text:p>
      <text:p text:style-name="P7"><text:tab/>date – not yet discussed</text:p>
      <text:p text:style-name="P7">Imperial reforms – not yet discussed</text:p>
      <text:p text:style-name="P13">N</text:p>
      <text:p text:style-name="P7">defenders of the faith – not yet discussed</text:p>
      <text:p text:style-name="P13">N</text:p>
      <text:p text:style-name="P7">papacy active – not yet discussed</text:p>
      <text:p text:style-name="P7">papal controller – not yet discussed</text:p>
      <text:p text:style-name="P7">cardinals – not yet discussed</text:p>
      <text:p text:style-name="P7"><text:tab/>location – not yet discussed</text:p>
      <text:p text:style-name="P7"><text:tab/>controller – not yet discussed</text:p>
      <text:p text:style-name="P7"><text:soft-page-break/>crusade – not yet discussed</text:p>
      <text:p text:style-name="P7">last excommunication – not yet discussed</text:p>
      <text:p text:style-name="P13">N</text:p>
      <text:p text:style-name="P7">centers of trade – not yet discussed</text:p>
      <text:p text:style-name="P7"><text:tab/>location – not yet discussed</text:p>
      <text:p text:style-name="P7"><text:tab/>stagnation – not yet discussed</text:p>
      <text:p text:style-name="P7"><text:tab/>value – not yet discussed</text:p>
      <text:p text:style-name="P7"><text:tab/>level – not yet discussed</text:p>
      <text:p text:style-name="P7"><text:tab/>individual country levels – not yet discussed</text:p>
      <text:p text:style-name="P13">N</text:p>
      <text:p text:style-name="P4"/>
      <text:p text:style-name="P3">Land Provinces</text:p>
      <text:p text:style-name="P6">EU3 provinces are mapped to specific V2 provinces. In most case there is a one to one correspondence. In rare case, one EU3 province maps to many V2 provinces, or many EU3 provinces map to many V2 provinces. The mapping is set in an external configuration file.</text:p>
      <text:p text:style-name="P7">flags – not yet discussed</text:p>
      <text:p text:style-name="P7"><text:tab/>list possible flags here – not yet discussed</text:p>
      <text:p text:style-name="P7">variables – not yet discussed</text:p>
      <text:p text:style-name="P7"><text:tab/>list possible variables here – not yet discussed</text:p>
      <text:p text:style-name="P5">name – not used</text:p>
      <text:p text:style-name="Text_20_body"><text:span text:style-name="T5">owner –</text:span><text:span text:style-name="T1"> <text:tab/></text:span><text:span text:style-name="T3">Determines the owner of the corresponding V2 province. In the cases of one eu3 province -&gt; one V2 province <text:tab/>or one eu3 province -&gt; many v2 province, this will be direct.</text:span><text:span text:style-name="T5"> In the case of many eu3 provinces -&gt; many V2 <text:tab/>provinces, use the follwing algorithm:</text:span></text:p>
      <text:p text:style-name="P8"><text:tab/><text:tab/>a) The nation with the most provinces will gain control of the V2 province.<text:line-break/><text:tab/><text:tab/>b) If provinces are equal, the nation with the most cores will gain control of the V2 province.<text:line-break/><text:tab/><text:tab/>c) If cores are equal, the nation with the greatest population in the component provinces will gain the <text:tab/><text:tab/><text:tab/>V2 province. </text:p>
      <text:p text:style-name="P4"><text:span text:style-name="T2">Controller -</text:span> <text:span text:style-name="T4">Determines the controller of the corresponding V2 province. In the cases of one eu3 province -&gt; one V2 <text:tab/>province or one eu3 province -&gt; many v2 province, this will be direct. </text:span><text:span text:style-name="T2">The case of many eu3 provinces -&gt; <text:tab/>many V2 provinces has not been discussed.</text:span></text:p>
      <text:p text:style-name="P8">core – <text:tab/>Determines who has cores on the corresponding V2 province. In the cases of one eu3 province -&gt; one V2 <text:tab/>province or one eu3 province -&gt; many v2 province, this will be direct. In the case of many eu3 <text:tab/>provinces -&gt; <text:tab/>many V2 provinces, use the follwing algorithm for nations that might dispute the province:<text:tab/><text:tab/><text:tab/><text:tab/>Cores should be determined after the ownership of the V2 province has been determined.<text:line-break/><text:tab/><text:tab/>a) If the "losing" nation had a core on a "gaining" nations component province, the loosing nation get's <text:tab/><text:tab/>a core on the V2 province.<text:line-break/><text:tab/><text:tab/>b) If the "winning" nation had a core on any of the component provinces, then that nation gains a core <text:tab/><text:tab/>on the V2 province.<text:line-break/><text:tab/><text:tab/>c) Otherwise, the nations do not get any cores. </text:p>
      <text:p text:style-name="P8">Culture – determines the culture of the lower and middle class pops in the province</text:p>
      <text:p text:style-name="P8">religion – determines the religion of the lower and middle class pops in the province</text:p>
      <text:p text:style-name="P5">capital – not used</text:p>
      <text:p text:style-name="P7">citysize – used in determining the number of pops. See the pop conversion details in the v2 section</text:p>
      <text:p text:style-name="P5">garrison – not used</text:p>
      <text:p text:style-name="P7">base_tax – possibly used in determining the number of pops. See the pop conversion details in the v2 section</text:p>
      <text:p text:style-name="P7">manpower – possibly used in determining the composition of pops. See the pop conversion details in the v2 section</text:p>
      <text:p text:style-name="P5">trade_goods – not used</text:p>
      <text:p text:style-name="P7"><text:soft-page-break/>temple (httt specific) – not yet discussed</text:p>
      <text:p text:style-name="P7"/>
      <text:p text:style-name="P13">+5% Clergy</text:p>
      <text:p text:style-name="P7"/>
      <text:p text:style-name="P7">workshop (httt specific) – not yet discussed</text:p>
      <text:p text:style-name="P13">+5% Artisans</text:p>
      <text:p text:style-name="P7"/>
      <text:p text:style-name="P7">regimental_camp (httt specific) – not yet discussed</text:p>
      <text:p text:style-name="P13">+5% Soldiers</text:p>
      <text:p text:style-name="P7"/>
      <text:p text:style-name="P7">shipyard (httt specific) – not yet discussed</text:p>
      <text:p text:style-name="P13">+1% craftsmen or artisans</text:p>
      <text:p text:style-name="P7"/>
      <text:p text:style-name="P7">constable (httt specific) – not yet discussed</text:p>
      <text:p text:style-name="P13">+5% bureaucrats</text:p>
      <text:p text:style-name="P7"/>
      <text:p text:style-name="P7">courthouse (httt specific) – not yet discussed</text:p>
      <text:p text:style-name="P13">+5% Bureaucrats</text:p>
      <text:p text:style-name="P7"/>
      <text:p text:style-name="P7">marketplace (httt specific) – not yet discussed</text:p>
      <text:p text:style-name="P13">+5% Capitalists/aristocrats</text:p>
      <text:p text:style-name="P7"/>
      <text:p text:style-name="P7">tax_assessor (httt specific) – not yet discussed</text:p>
      <text:p text:style-name="P13">+5% Bureaucrats</text:p>
      <text:p text:style-name="P7"/>
      <text:p text:style-name="P7">war_college (httt specific) – not yet discussed</text:p>
      <text:p text:style-name="P13">+5% Officers</text:p>
      <text:p text:style-name="P7"/>
      <text:p text:style-name="P7">customs_house (httt specific) – not yet discussed</text:p>
      <text:p text:style-name="P13">+5% Bureaucrats</text:p>
      <text:p text:style-name="P7"/>
      <text:p text:style-name="P7">university (httt specific) – not yet discussed</text:p>
      <text:p text:style-name="P13">+5% Clergy/Intellectuals</text:p>
      <text:p text:style-name="P7"/>
      <text:p text:style-name="P7">fort1 (httt specific) – not yet discussed</text:p>
      <text:p text:style-name="P13">+2% Soldiers</text:p>
      <text:p text:style-name="P7"/>
      <text:p text:style-name="P7">fort2 (httt specific) – not yet discussed</text:p>
      <text:p text:style-name="P13">+2% Soldiers</text:p>
      <text:p text:style-name="P7"/>
      <text:p text:style-name="P7">fort3 (httt specific) – not yet discussed</text:p>
      <text:p text:style-name="P13"><text:soft-page-break/>+2% Soldiers</text:p>
      <text:p text:style-name="P7"/>
      <text:p text:style-name="P7">fort4 (httt specific) – not yet discussed</text:p>
      <text:p text:style-name="P13">+1 fort, +2% Soldiers</text:p>
      <text:p text:style-name="P7"/>
      <text:p text:style-name="P7">fort5 (httt specific) – not yet discussed</text:p>
      <text:p text:style-name="P13">+2% Soldiers, +2% officers</text:p>
      <text:p text:style-name="P7"/>
      <text:p text:style-name="P7">fort6 (httt specific) – not yet discussed</text:p>
      <text:p text:style-name="P13">+2% Soldiers, +2% officers, +2% aristocrats</text:p>
      <text:p text:style-name="P7"/>
      <text:p text:style-name="P7">history – possibly used in determining other details, not yet discussed.</text:p>
      <text:p text:style-name="P7">Patrol – not yet discussed</text:p>
      <text:p text:style-name="P13">Patrol is probably not pertinant, history is probably going to be nessasary for culture conversion and determining rough % of minorities.</text:p>
      <text:p text:style-name="P5">discovery_dates – not used</text:p>
      <text:p text:style-name="P5">discovery_religion_dates – not used</text:p>
      <text:p text:style-name="P5">discovered_by – not used</text:p>
      <text:p text:style-name="P7">winter – not yet discussed</text:p>
      <text:p text:style-name="P7">modifier – not yet discussed</text:p>
      <text:p text:style-name="P7"><text:tab/>list possible modifiers here – not yet discussed</text:p>
      <text:p text:style-name="P4"/>
      <text:p text:style-name="P15">EU3 To Victoria II POP/Population Conversion</text:p>
      <text:p text:style-name="P15"/>
      <text:p text:style-name="P16">My current rough idea on a formula assuming 1882 EU3 land provinces and that the total victoria 2 population target (1.2 billion) decided by the total sum of each EU3 provinces "weight" will yield the result of what each point of weight equals in terms of number of people.</text:p>
      <text:p text:style-name="P16">So 1882 provinces, each one worth around say 30, comes up to 56,000 which means each POP point is worth 22,000 people each. //No idea what the actual average pop weight is but is just an example. This equals POP_Average.</text:p>
      <text:p text:style-name="P16">[pop_weight = ( unmodified_base_tax + trade_value / 10 + unmodified_mp /1000 + Is_Exotic ) (*2) + Num_of_Buildings /4 + EU3Pop / POP_Average]</text:p>
      <text:p text:style-name="P16">Is_Exotic equals 8 so long as any of the following resources are present: Salt, Sugar, Chinaware, Tobacco, Coffee, Grain, Gold, Spice, Cotton, Slaves, or Ivory.</text:p>
      <text:p text:style-name="P16">Victoria 2 population will ALWAYS equal its EU3 population at a minimum as long as it has at least POP Average amount of people.</text:p>
      <text:p text:style-name="P16">NumBuildings/4 is just a simplification, What I want is a value between 1 and 6 where 6 equals having every level 1 to 4 building discounting level 5 and 6 buildings.</text:p>
      <text:p text:style-name="P16">Trade value is tricky, there's 2 values one is between 0 and 15 in the trade ledger, this one is no good as it isn't valied enough, try to use the one that is more akin to the "true" production value of the province and it shows up if you hover over trade value I think.</text:p>
      <text:p text:style-name="P16"><text:soft-page-break/>If you can pull that information than use trade value as is but divided by 5 unless 0 (gold) in which case make it worth 15 (so 3).</text:p>
      <text:p text:style-name="P16"/>
      <text:p text:style-name="P16">Then what this numbers equals to we add up for every province and thats what 1.2 bil is divided by, followed by us multiplaying Popweight by pop average to find each provinces total population.</text:p>
      <text:p text:style-name="P16"/>
      <text:p text:style-name="P16">Let me know if anything needs clarification.</text:p>
      <text:h text:style-name="P9" text:outline-level="1">External Interface Requirements</text:h>
      <text:h text:style-name="Heading_20_4" text:outline-level="4">User Interfaces</text:h>
      <text:p text:style-name="Text_20_body">TBD</text:p>
      <text:h text:style-name="P9"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9"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0M55S</meta:editing-duration>
    <meta:editing-cycles>44</meta:editing-cycles>
    <meta:generator>OpenOffice.org/3.2$Win32 OpenOffice.org_project/320m18$Build-9502</meta:generator>
    <dc:date>2011-04-09T02:09:31.43</dc:date>
    <dc:creator>Blayne Bradley</dc:creator>
    <meta:document-statistic meta:table-count="0" meta:image-count="0" meta:object-count="0" meta:page-count="12" meta:paragraph-count="174" meta:word-count="1924" meta:character-count="11383"/>
    <meta:user-defined meta:name="Info 1"/>
    <meta:user-defined meta:name="Info 2"/>
    <meta:user-defined meta:name="Info 3"/>
    <meta:user-defined meta:name="Info 4"/>
  </office:meta>
</office:document-meta>
</file>